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11in"/>
    </style:style>
    <style:style style:name="Table1.B" style:family="table-column">
      <style:table-column-properties style:column-width="1.8729in"/>
    </style:style>
    <style:style style:name="Table1.C" style:family="table-column">
      <style:table-column-properties style:column-width="1.4833in"/>
    </style:style>
    <style:style style:name="Table1.D" style:family="table-column">
      <style:table-column-properties style:column-width="1.875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P1" style:family="paragraph" style:parent-style-name="Text_20_body">
      <style:paragraph-properties fo:margin-top="0in" fo:margin-bottom="0in" loext:contextual-spacing="false" fo:line-height="138%" fo:text-align="center" style:justify-single-word="false" style:writing-mode="lr-tb"/>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P3" style:family="paragraph" style:parent-style-name="Text_20_body">
      <style:paragraph-properties fo:margin-top="0in" fo:margin-bottom="0in" loext:contextual-spacing="false" fo:line-height="138%" fo:text-align="center" style:justify-single-word="false" fo:break-before="page" style:writing-mode="lr-tb"/>
    </style:style>
    <style:style style:name="P4"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5" style:family="paragraph" style:parent-style-name="Text_20_body">
      <style:paragraph-properties fo:text-align="start" style:justify-single-word="false" style:writing-mode="lr-tb"/>
      <style:text-properties fo:font-size="10pt" style:font-size-asian="10pt" style:font-size-complex="10pt"/>
    </style:style>
    <style:style style:name="P6" style:family="paragraph" style:parent-style-name="Table_20_Contents">
      <style:paragraph-properties fo:text-align="start" style:justify-single-word="false" text:number-lines="false" text:line-number="0" style:writing-mode="lr-tb"/>
    </style:style>
    <style:style style:name="P7" style:family="paragraph" style:parent-style-name="Text_20_body">
      <style:paragraph-properties fo:margin-top="0in" fo:margin-bottom="0.0972in" loext:contextual-spacing="false" fo:line-height="115%" fo:text-align="start" style:justify-single-word="false" style:writing-mode="lr-tb"/>
    </style:style>
    <style:style style:name="P8" style:family="paragraph" style:parent-style-name="Footnote">
      <style:text-properties officeooo:paragraph-rsid="000a76a2"/>
    </style:style>
    <style:style style:name="P9" style:family="paragraph" style:parent-style-name="Standard">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76a2" style:text-blinking="false" style:font-size-asian="12pt" style:font-style-asian="normal" style:font-weight-asian="normal"/>
    </style:style>
    <style:style style:name="P1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P1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04459f" officeooo:paragraph-rsid="0004459f" style:text-blinking="false" style:font-size-asian="10pt" style:font-style-asian="normal" style:font-weight-asian="bold"/>
    </style:style>
    <style:style style:name="P12" style:family="paragraph" style:parent-style-name="Table_20_Contents">
      <style:paragraph-properties fo:text-align="start" style:justify-single-word="false" text:number-lines="false" text:line-number="0" style:writing-mode="lr-tb"/>
    </style:style>
    <style:style style:name="P13" style:family="paragraph" style:parent-style-name="Text_20_body" style:master-page-name="Standard">
      <style:paragraph-properties fo:text-align="center" style:justify-single-word="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1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1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05f0b4" style:text-blinking="false" style:font-size-asian="10pt" style:font-style-asian="normal" style:font-weight-asian="normal" style:font-size-complex="10pt"/>
    </style:style>
    <style:style style:name="P1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0b4" officeooo:paragraph-rsid="0005f0b4" style:text-blinking="false" style:font-size-asian="12pt" style:font-style-asian="normal" style:font-weight-asian="normal"/>
    </style:style>
    <style:style style:name="P17"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0b4" officeooo:paragraph-rsid="0006d330" style:text-blinking="false" style:font-size-asian="12pt" style:font-style-asian="normal" style:font-weight-asian="normal"/>
    </style:style>
    <style:style style:name="P18"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6d330" officeooo:paragraph-rsid="0006d330" style:text-blinking="false" style:font-size-asian="12pt" style:font-style-asian="normal" style:font-weight-asian="normal"/>
    </style:style>
    <style:style style:name="P1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40ce" style:text-blinking="false" style:font-size-asian="12pt" style:font-style-asian="normal" style:font-weight-asian="normal"/>
    </style:style>
    <style:style style:name="P20" style:family="paragraph" style:parent-style-name="Text_20_body" style:list-style-name="L2">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40ce" style:text-blinking="false" style:font-size-asian="12pt" style:font-style-asian="normal" style:font-weight-asian="normal"/>
    </style:style>
    <style:style style:name="P2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76a2" style:text-blinking="false" style:font-size-asian="12pt" style:font-style-asian="normal" style:font-weight-asian="normal"/>
    </style:style>
    <style:style style:name="P22" style:family="paragraph" style:parent-style-name="Text_20_body" style:list-style-name="L2">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76a2" officeooo:paragraph-rsid="000a76a2" style:text-blinking="false" style:font-size-asian="12pt" style:font-style-asian="normal" style:font-weight-asian="normal"/>
    </style:style>
    <style:style style:name="P2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76a2" officeooo:paragraph-rsid="000a76a2" style:text-blinking="false" style:font-size-asian="12pt" style:font-style-asian="normal" style:font-weight-asian="normal"/>
    </style:style>
    <style:style style:name="P24" style:family="paragraph" style:parent-style-name="Text_20_body" style:list-style-name="L2">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italic" style:text-underline-style="none" fo:font-weight="normal" officeooo:rsid="000a76a2" officeooo:paragraph-rsid="000a76a2" style:text-blinking="false" style:font-size-asian="12pt" style:font-style-asian="italic" style:font-weight-asian="normal" style:font-style-complex="italic"/>
    </style:style>
    <style:style style:name="P2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italic" style:text-underline-style="none" fo:font-weight="normal" officeooo:rsid="000a76a2" officeooo:paragraph-rsid="000a76a2" style:text-blinking="false" style:font-size-asian="12pt" style:font-style-asian="italic" style:font-weight-asian="normal"/>
    </style:style>
    <style:style style:name="P26" style:family="paragraph" style:parent-style-name="Text_20_body">
      <style:paragraph-properties fo:margin-top="0in" fo:margin-bottom="0in" loext:contextual-spacing="false" fo:line-height="138%" fo:text-align="start" style:justify-single-word="false" style:writing-mode="lr-tb"/>
      <style:text-properties officeooo:paragraph-rsid="000a76a2"/>
    </style:style>
    <style:style style:name="P27" style:family="paragraph" style:parent-style-name="Text_20_body" style:list-style-name="L3">
      <style:paragraph-properties fo:margin-top="0in" fo:margin-bottom="0in" loext:contextual-spacing="false" fo:line-height="138%" fo:text-align="start" style:justify-single-word="false" style:writing-mode="lr-tb"/>
      <style:text-properties officeooo:paragraph-rsid="000a76a2"/>
    </style:style>
    <style:style style:name="P28" style:family="paragraph" style:parent-style-name="Text_20_body" style:list-style-name="L4">
      <style:paragraph-properties fo:margin-top="0in" fo:margin-bottom="0in" loext:contextual-spacing="false" fo:line-height="138%" fo:text-align="start" style:justify-single-word="false" style:writing-mode="lr-tb"/>
      <style:text-properties officeooo:paragraph-rsid="000b4ec7"/>
    </style:style>
    <style:style style:name="P29" style:family="paragraph" style:parent-style-name="Text_20_body" style:list-style-name="L3">
      <style:paragraph-properties fo:margin-top="0in" fo:margin-bottom="0in" loext:contextual-spacing="false" fo:line-height="138%" fo:text-align="start" style:justify-single-word="false" style:writing-mode="lr-tb"/>
      <style:text-properties fo:font-style="normal" officeooo:paragraph-rsid="000a76a2" style:font-style-asian="normal" style:font-style-complex="normal"/>
    </style:style>
    <style:style style:name="P30" style:family="paragraph" style:parent-style-name="Text_20_body" style:list-style-name="L3">
      <style:paragraph-properties fo:margin-top="0in" fo:margin-bottom="0in" loext:contextual-spacing="false" fo:line-height="138%" fo:text-align="start" style:justify-single-word="false" style:writing-mode="lr-tb"/>
      <style:text-properties fo:font-style="normal" officeooo:paragraph-rsid="000b30f2" style:font-style-asian="normal" style:font-style-complex="normal"/>
    </style:style>
    <style:style style:name="P31" style:family="paragraph" style:parent-style-name="Text_20_body">
      <style:paragraph-properties fo:margin-top="0in" fo:margin-bottom="0in" loext:contextual-spacing="false" fo:line-height="138%" fo:text-align="start" style:justify-single-word="false" style:writing-mode="lr-tb"/>
      <style:text-properties fo:font-style="normal" officeooo:paragraph-rsid="000b30f2" style:font-style-asian="normal" style:font-style-complex="normal"/>
    </style:style>
    <style:style style:name="P32" style:family="paragraph" style:parent-style-name="Text_20_body">
      <style:paragraph-properties fo:margin-top="0in" fo:margin-bottom="0in" loext:contextual-spacing="false" fo:line-height="138%" fo:text-align="start" style:justify-single-word="false" style:writing-mode="lr-tb"/>
      <style:text-properties fo:font-style="normal" officeooo:rsid="000b30f2" officeooo:paragraph-rsid="000b30f2" style:font-style-asian="normal" style:font-style-complex="normal"/>
    </style:style>
    <style:style style:name="P33" style:family="paragraph" style:parent-style-name="Text_20_body" style:list-style-name="L4">
      <style:paragraph-properties fo:margin-top="0in" fo:margin-bottom="0in" loext:contextual-spacing="false" fo:line-height="138%" fo:text-align="start" style:justify-single-word="false" style:writing-mode="lr-tb"/>
      <style:text-properties fo:font-style="normal" officeooo:rsid="000b30f2" officeooo:paragraph-rsid="000b30f2" style:font-style-asian="normal" style:font-style-complex="normal"/>
    </style:style>
    <style:style style:name="P34" style:family="paragraph" style:parent-style-name="Text_20_body" style:list-style-name="L4">
      <style:paragraph-properties fo:margin-top="0in" fo:margin-bottom="0in" loext:contextual-spacing="false" fo:line-height="138%" fo:text-align="start" style:justify-single-word="false" style:writing-mode="lr-tb"/>
      <style:text-properties fo:font-style="normal" officeooo:rsid="000b30f2" officeooo:paragraph-rsid="000b4ec7" style:font-style-asian="normal" style:font-style-complex="normal"/>
    </style:style>
    <style:style style:name="P35"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0b4" officeooo:paragraph-rsid="0005f0b4" style:text-blinking="false" style:font-size-asian="12pt" style:font-style-asian="normal" style:font-weight-asian="normal"/>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officeooo:rsid="000a76a2" style:text-blinking="false" style:font-size-asian="12pt" style:font-style-asian="normal" style:font-weight-asian="normal" style:font-style-complex="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officeooo:rsid="000a40ce" style:text-blinking="false" style:font-size-asian="12pt" style:font-style-asian="normal" style:font-weight-asian="normal" style:font-style-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0b30f2" style:text-blinking="false" style:font-size-asian="12pt" style:font-style-asian="normal" style:font-weight-asian="normal" style:font-style-complex="normal"/>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b4ec7" style:text-blinking="false" style:font-size-asian="12pt" style:font-style-asian="normal" style:font-weight-asian="normal" style:font-style-complex="normal"/>
    </style:style>
    <style:style style:name="T5" style:family="text">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style>
    <style:style style:name="T6" style:family="text">
      <style:text-properties fo:font-variant="normal" fo:text-transform="none" fo:color="#000000" style:text-line-through-style="none" style:text-line-through-type="none" style:font-name="Arial" fo:font-size="12pt" fo:font-style="italic" style:text-underline-style="none" fo:font-weight="normal" officeooo:rsid="000b4ec7" style:text-blinking="false" style:font-size-asian="12pt" style:font-style-asian="italic" style:font-weight-asian="normal" style:font-style-complex="italic"/>
    </style:style>
    <style:style style:name="T7" style:family="text">
      <style:text-properties fo:font-variant="normal" fo:text-transform="none" fo:color="#000000" style:text-line-through-style="none" style:text-line-through-type="none" style:font-name="Arial" fo:font-size="12pt" style:text-underline-style="none" fo:font-weight="normal" style:text-blinking="false" style:font-size-asian="12pt" style:font-weight-asian="normal"/>
    </style:style>
    <style:style style:name="T8" style:family="text">
      <style:text-properties fo:font-variant="normal" fo:text-transform="none" fo:color="#000000" style:text-line-through-style="none" style:text-line-through-type="none" style:font-name="Arial" fo:font-size="12pt" style:text-underline-style="none" fo:font-weight="normal" officeooo:rsid="000a40ce" style:text-blinking="false" style:font-size-asian="12pt" style:font-weight-asian="normal"/>
    </style:style>
    <style:style style:name="T9" style:family="text">
      <style:text-properties fo:font-variant="normal" fo:text-transform="none" fo:color="#000000" style:text-line-through-style="none" style:text-line-through-type="none" style:font-name="Arial" fo:font-size="12pt" style:text-underline-style="none" fo:font-weight="normal" officeooo:rsid="000a76a2" style:text-blinking="false" style:font-size-asian="12pt" style:font-weight-asian="normal"/>
    </style:style>
    <style:style style:name="T10" style:family="text">
      <style:text-properties fo:font-variant="normal" fo:text-transform="none" fo:color="#000000" style:text-line-through-style="none" style:text-line-through-type="none" style:font-name="Arial" fo:font-size="12pt" style:text-underline-style="none" fo:font-weight="normal" officeooo:rsid="000b30f2" style:text-blinking="false" style:font-size-asian="12pt" style:font-weight-asian="normal"/>
    </style:style>
    <style:style style:name="T11" style:family="text">
      <style:text-properties fo:font-variant="normal" fo:text-transform="none" fo:color="#000000" style:text-line-through-style="none" style:text-line-through-type="none" style:font-name="Arial" fo:font-size="12pt" style:text-underline-style="none" fo:font-weight="normal" officeooo:rsid="000b4ec7" style:text-blinking="false" style:font-size-asian="12pt" style:font-weight-asian="normal"/>
    </style:style>
    <style:style style:name="T12"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T13" style:family="text">
      <style:text-properties officeooo:rsid="0004459f"/>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font-style-complex="normal"/>
    </style:style>
    <style:style style:name="T17" style:family="text">
      <style:text-properties officeooo:rsid="000a76a2" style:font-style-complex="normal"/>
    </style:style>
    <style:style style:name="T18" style:family="text">
      <style:text-properties officeooo:rsid="00081601"/>
    </style:style>
    <style:style style:name="T19" style:family="text">
      <style:text-properties officeooo:rsid="00099894"/>
    </style:style>
    <style:style style:name="T20" style:family="text">
      <style:text-properties style:use-window-font-color="true" style:font-name="Liberation Serif" fo:font-size="10pt" fo:language="en" fo:country="US" officeooo:rsid="000b30f2" style:letter-kerning="true" style:font-name-asian="Noto Serif CJK SC" style:font-size-asian="10pt" style:language-asian="zh" style:country-asian="CN" style:font-name-complex="Lohit Devanagari" style:font-size-complex="10pt" style:language-complex="hi" style:country-complex="IN"/>
    </style:style>
    <style:style style:name="T21" style:family="text">
      <style:text-properties officeooo:rsid="000a40ce"/>
    </style:style>
    <style:style style:name="T22" style:family="text">
      <style:text-properties officeooo:rsid="000a76a2"/>
    </style:style>
    <style:style style:name="T23" style:family="text">
      <style:text-properties fo:language="en" fo:country="US" officeooo:rsid="000a76a2" style:letter-kerning="true" style:font-name-asian="Noto Serif CJK SC" style:language-asian="zh" style:country-asian="CN" style:font-name-complex="Lohit Devanagari" style:font-size-complex="12pt" style:language-complex="hi" style:country-complex="IN" style:font-style-complex="normal"/>
    </style:style>
    <style:style style:name="T24" style:family="text">
      <style:text-properties officeooo:rsid="000b30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ject <text:span text:style-name="T13">2</text:span>: <text:span text:style-name="T13">The Seasons, the Sun, and the Moon</text:span></text:p>
      <text:p text:style-name="P35">Variant A: Astrophotography</text:p>
      <text:p text:style-name="P7"/>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0">Group Number and Name: </text:p>
          </table:table-cell>
          <table:covered-table-cell/>
          <table:table-cell table:style-name="Table1.A1" table:number-columns-spanned="2" office:value-type="string">
            <text:p text:style-name="P6"/>
          </table:table-cell>
          <table:covered-table-cell/>
        </table:table-row>
        <table:table-row table:style-name="Table1.1">
          <table:table-cell table:style-name="Table1.A1" office:value-type="string">
            <text:p text:style-name="P10">Member Name #1:</text:p>
          </table:table-cell>
          <table:table-cell table:style-name="Table1.A1" office:value-type="string">
            <text:p text:style-name="P6"/>
          </table:table-cell>
          <table:table-cell table:style-name="Table1.A1" office:value-type="string">
            <text:p text:style-name="P10">Email #1:</text:p>
          </table:table-cell>
          <table:table-cell table:style-name="Table1.A1" office:value-type="string">
            <text:p text:style-name="P6"/>
          </table:table-cell>
        </table:table-row>
        <table:table-row table:style-name="Table1.1">
          <table:table-cell table:style-name="Table1.A1" office:value-type="string">
            <text:p text:style-name="P10">Member Name #2:</text:p>
          </table:table-cell>
          <table:table-cell table:style-name="Table1.A1" office:value-type="string">
            <text:p text:style-name="P6"/>
          </table:table-cell>
          <table:table-cell table:style-name="Table1.A1" office:value-type="string">
            <text:p text:style-name="P10">Email #2:</text:p>
          </table:table-cell>
          <table:table-cell table:style-name="Table1.A1" office:value-type="string">
            <text:p text:style-name="P6"/>
          </table:table-cell>
        </table:table-row>
        <table:table-row table:style-name="Table1.1">
          <table:table-cell table:style-name="Table1.A1" office:value-type="string">
            <text:p text:style-name="P10">Member Name #3:</text:p>
          </table:table-cell>
          <table:table-cell table:style-name="Table1.A1" office:value-type="string">
            <text:p text:style-name="P6"/>
          </table:table-cell>
          <table:table-cell table:style-name="Table1.A1" office:value-type="string">
            <text:p text:style-name="P10">Email #3:</text:p>
          </table:table-cell>
          <table:table-cell table:style-name="Table1.A1" office:value-type="string">
            <text:p text:style-name="P6"/>
          </table:table-cell>
        </table:table-row>
        <table:table-row table:style-name="Table1.1">
          <table:table-cell table:style-name="Table1.A5" office:value-type="string">
            <text:p text:style-name="P11">Member Name #4</text:p>
          </table:table-cell>
          <table:table-cell table:style-name="Table1.A5" office:value-type="string">
            <text:p text:style-name="P6"/>
          </table:table-cell>
          <table:table-cell table:style-name="Table1.A5" office:value-type="string">
            <text:p text:style-name="P11">Email #4:</text:p>
          </table:table-cell>
          <table:table-cell table:style-name="Table1.A5" office:value-type="string">
            <text:p text:style-name="P6"/>
          </table:table-cell>
        </table:table-row>
        <table:table-row table:style-name="Table1.1">
          <table:table-cell table:style-name="Table1.A1" office:value-type="string">
            <text:p text:style-name="P10">Collaboration Time and Date:</text:p>
          </table:table-cell>
          <table:table-cell table:style-name="Table1.A1" office:value-type="string">
            <text:p text:style-name="P6"/>
          </table:table-cell>
          <table:table-cell table:style-name="Table1.A1" office:value-type="string">
            <text:p text:style-name="P10">Evaluating Group Number:</text:p>
          </table:table-cell>
          <table:table-cell table:style-name="Table1.A1" office:value-type="string">
            <text:p text:style-name="P6"/>
          </table:table-cell>
        </table:table-row>
        <table:table-row table:style-name="Table1.1">
          <table:table-cell table:style-name="Table1.A5" office:value-type="string">
            <text:p text:style-name="P10">Collaboration Methods (in-person, Zoom, etc.)</text:p>
          </table:table-cell>
          <table:table-cell table:style-name="Table1.A5" table:number-columns-spanned="3" office:value-type="string">
            <text:p text:style-name="P6"/>
          </table:table-cell>
          <table:covered-table-cell/>
          <table:covered-table-cell/>
        </table:table-row>
      </table:table>
      <text:p text:style-name="P4"/>
      <text:p text:style-name="P17">In this project, you’ll think through the planning of a <text:span text:style-name="T22">very special </text:span>night sky photograph. </text:p>
      <text:p text:style-name="P17"/>
      <text:p text:style-name="P18"><text:span text:style-name="T21">Suppose y</text:span>ou have two friends who are getting married, and have asked you to take engagement photos for them. They fell in love while hiking and camping in the Adirondack Mountains, and <text:span text:style-name="T18">want you to take a picture of them to memorialize that. </text:span><text:span text:style-name="T19">They’ve asked you for something very special: a photograph of them standing together with Mt. Marcy in the background (the tallest mountain in New York </text:span><text:span text:style-name="T21">State</text:span><text:span text:style-name="T19">), with the Milky Way coming up behind Mt. Marcy. </text:span><text:span text:style-name="T21">They want you to do this picture with only natural light, and without any Photoshop tricks</text:span><text:span text:style-name="T21"><text:note text:id="ftn0" text:note-class="footnote"><text:note-citation>1</text:note-citation><text:note-body><text:p text:style-name="P8"><text:span text:style-name="T22">For the photography </text:span><text:span text:style-name="T20">folks</text:span><text:span text:style-name="T22"> out there: You let them know that since it will be so dark, you will be shooting your lens at f/1.4, its maximum aperture, and so you’ll need to do focus stacking, </text:span><text:span text:style-name="T24">combining one shot where the sky and terrain is in focus and another where their faces are in focus</text:span><text:span text:style-name="T22">. They’re okay with that. But you can’t take two pictures at different times </text:span><text:span text:style-name="T24">of day </text:span><text:span text:style-name="T22">and combine them.</text:span></text:p></text:note-body></text:note></text:span><text:span text:style-name="T21">. </text:span></text:p>
      <text:p text:style-name="P18"/>
      <text:p text:style-name="P23">The brightest portion of the Milky Way lies roughly on the same plane as Earth’s orbit, called the <text:span text:style-name="T14">ecliptic.</text:span> Thus, its path through the sky during the day is roughly the same as the Sun’s.</text:p>
      <text:p text:style-name="P17"/>
      <text:p text:style-name="P19">At first, this seems impossible! You will need very dark skies to see the Milky Way – which means their faces will be dark, and you won’t be able to see them! But, after thinking about it, you realize that you can use <text:span text:style-name="T14">moonlight</text:span><text:span text:style-name="T16"> to light their faces. But the full moon will be too much light: you need a moon that is half full or less, low on the horizon.</text:span></text:p>
      <text:p text:style-name="P19"><text:soft-page-break/><text:span text:style-name="T16"/></text:p>
      <text:p text:style-name="P21"><text:span text:style-name="T16">They’re not getting married for a while, so you can take your picture at any time of year. </text:span></text:p>
      <text:p text:style-name="P19"><text:span text:style-name="T16"/></text:p>
      <text:p text:style-name="P19"><text:span text:style-name="T16">You need the following things to make your photograph:</text:span></text:p>
      <text:p text:style-name="P19"><text:span text:style-name="T16"/></text:p>
      <text:list xml:id="list3508052868" text:style-name="L2">
        <text:list-item>
          <text:p text:style-name="P20"><text:span text:style-name="T16">The </text:span><text:span text:style-name="T17">brightest part of the </text:span><text:span text:style-name="T16">Milky Way visible in the sky. (Th</text:span><text:span text:style-name="T17">is lies</text:span><text:span text:style-name="T16"> </text:span><text:span text:style-name="T17">between Sagittarius and Scorpio.)<text:line-break/></text:span></text:p>
        </text:list-item>
        <text:list-item>
          <text:p text:style-name="P22"><text:span text:style-name="T16">No sunlight visible in the sky. This means that it has to be dark – at least an hour and a half after sunset and an hour and a half before sunrise.<text:line-break/></text:span></text:p>
        </text:list-item>
        <text:list-item>
          <text:p text:style-name="P24">Some<text:span text:style-name="T15"> moonlight to show their faces and to cast a little light on the slopes of Mt. Marcy, but not so much that it makes it impossible to show the Milky Way: the Moon, no more than half full, visible slightly above the horizon.</text:span></text:p>
        </text:list-item>
      </text:list>
      <text:p text:style-name="P26"><text:span text:style-name="T1"/></text:p>
      <text:p text:style-name="P9"><text:span text:style-name="T17">Your group’s task is to figure out </text:span><text:span text:style-name="T23">how to do this. </text:span><text:span text:style-name="T16">You’ll need to plan </text:span><text:span text:style-name="T17">four things.</text:span></text:p>
      <text:p text:style-name="P21"><text:span text:style-name="T17"/></text:p>
      <text:list xml:id="list3605855976" text:style-name="L3">
        <text:list-item>
          <text:p text:style-name="P27"><text:span text:style-name="T1">the </text:span><text:span text:style-name="T2">time of year </text:span><text:span text:style-name="T1">(what month)</text:span></text:p>
        </text:list-item>
        <text:list-item>
          <text:p text:style-name="P27"><text:span text:style-name="T2">the time in the </text:span><text:span text:style-name="T1">lunar cycle (the date of that month)</text:span></text:p>
        </text:list-item>
        <text:list-item>
          <text:p text:style-name="P29"><text:span text:style-name="T8">where, relative to Mt. Marcy, you want them to stand, </text:span><text:span text:style-name="T10">so that the Milky Way is visible behind them</text:span></text:p>
        </text:list-item>
        <text:list-item>
          <text:p text:style-name="P30"><text:span text:style-name="T9">t</text:span><text:span text:style-name="T8">he </text:span><text:span text:style-name="T9">t</text:span><text:span text:style-name="T8">ime of day</text:span></text:p>
        </text:list-item>
      </text:list>
      <text:p text:style-name="P31"><text:span text:style-name="T8"/></text:p>
      <text:p text:style-name="P32"><text:span text:style-name="T8">T</text:span><text:span text:style-name="T7">hey want you to show them three things:</text:span></text:p>
      <text:p text:style-name="P32"><text:span text:style-name="T7"/></text:p>
      <text:list xml:id="list2760227122" text:style-name="L4">
        <text:list-item>
          <text:p text:style-name="P33"><text:span text:style-name="T7">A description of how you know that your chosen date, location, and time will work. This description can take any form you want, but should involve a diagram you create showing the Earth, your location on the Earth, the Moon, and the Milky Way (remember, it’s between Sagittarius and Scorpio). You’ll need to convince them that the Moon will be low in the sky and no more than half full, the Sun will be below the horizon, </text:span><text:span text:style-name="T11">and </text:span><text:span text:style-name="T7">the Milky Way will be high in the sky.<text:line-break/></text:span></text:p>
        </text:list-item>
        <text:list-item>
          <text:p text:style-name="P34"><text:span text:style-name="T11">A</text:span><text:span text:style-name="T7"> diagram seen from above showing Mt. Marcy, where you want them to stand, and where in the sky the Milky Way and the Moon will be<text:line-break/></text:span></text:p>
        </text:list-item>
        <text:list-item>
          <text:p text:style-name="P28"><text:span text:style-name="T4">A zoomed-out screenshot from </text:span><text:span text:style-name="T6">Stellarium</text:span><text:span text:style-name="T4">, showing what they will see in the night sky at that time. You should zoom out far enough that you can see the whole night </text:span><text:soft-page-break/><text:span text:style-name="T4">sky.</text:span><text:span text:style-name="T3"><text:line-break/></text:span></text:p>
        </text:list-item>
      </text:list>
      <text:p text:style-name="P25"><text:span text:style-name="T15"/></text:p>
      <text:p text:style-name="P19"><text:span text:style-name="T16"/></text:p>
      <text:p text:style-name="P16"/>
      <text:p text:style-name="P15"/>
      <text:p text:style-name="P3"><text:span text:style-name="T12">When your group is done, one person should send a link to your shared Google or Microsoft document by email to </text:span><text:a xlink:type="simple" xlink:href="mailto:suast101projects@gmail.com" text:style-name="Internet_20_link" text:visited-style-name="Visited_20_Internet_20_Link">suast101projects@gmail.com</text:a><text:span text:style-name="T12">.You should cc: both your other group members and the group members of the group that will evaluate you. This means that ordinarily you will be emailing six different addresses: </text:span><text:a xlink:type="simple" xlink:href="mailto:suast101projects@gmail.com" text:style-name="Internet_20_link" text:visited-style-name="Visited_20_Internet_20_Link">suast101projects@gmail.com</text:a><text:span text:style-name="T12">, the other two members of your group, and three members of another group. (Of course, if one of those groups has only two people, then this will be different.)</text:span></text:p>
      <text:p text:style-name="P2"/>
      <text:p text:style-name="P1"><text:span text:style-name="T12">See </text:span><text:a xlink:type="simple" xlink:href="https://walterfreeman.github.io/ast101/project1instructions.html" text:style-name="Internet_20_link" text:visited-style-name="Visited_20_Internet_20_Link">https://walterfreeman.github.io/ast101/project1instructions.html</text:a><text:span text:style-name="T12"> to see what group is evaluating you, what to put in the subject line of your email, what their email addresses are, and what their group number is.</text:span></text:p>
      <text:p text:style-name="P5"/>
      <text:p text:style-name="P1"><text:span text:style-name="T12">Make sure you fill out the information at the top about who you worked with and how you worked together.</text:span><text:span text:style-name="T5"><text:line-break/></text:span></text:p>
      <text:p text:style-name="P7"><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20:54:59</meta:creation-date>
    <dc:language>en-US</dc:language>
    <dc:date>2020-09-09T18:41:15.196351234</dc:date>
    <meta:editing-cycles>4</meta:editing-cycles>
    <meta:editing-duration>PT18M16S</meta:editing-duration>
    <meta:generator>LibreOffice/6.4.5.2$Linux_X86_64 LibreOffice_project/40$Build-2</meta:generator>
    <meta:document-statistic meta:table-count="1" meta:image-count="0" meta:object-count="0" meta:page-count="4" meta:paragraph-count="37" meta:word-count="805" meta:character-count="4385" meta:non-whitespace-character-count="3613"/>
  </office:meta>
</office:document-meta>
</file>